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paragraph-properties fo:margin-top="0in" fo:margin-bottom="0in" fo:text-align="center" style:justify-single-word="false"/>
    </style:style>
    <style:style style:name="P6"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oal</text:h>
      <text:section text:style-name="Sect1" text:name="a_icb_pagecontent597804">
        <text:p text:style-name="Text_20_body">Draw our own pixels. Up to now, we have been content to describe objects, and let OpenGL image them. Today we start our study of how we decide which pixels to paint.</text:p>
        <text:h text:style-name="Heading_20_3" text:outline-level="3">Bresenham</text:h>
        <text:p text:style-name="Text_20_body">Look at Angel's example <text:a xlink:type="simple" xlink:href="http://courses.dce.harvard.edu/%7Ecscie234/examples/bres.c" office:target-frame-name="_blank" xlink:show="new">bres.c</text:a>. This runs an algorithm designed by John Bresenham for rasterizing a line, and plots points on the screen. While this algorithm performs pixel level computations, it draws the points using the call glVertex, rather than setting raw bits in the raster image, as is done in the Mandelbrot example below. I've included "before" and "after" images below.</text:p>
        <text:p text:style-name="Text_20_body"><text:span text:style-name="Strong_20_Emphasis">Changes</text:span> </text:p>
        <text:p text:style-name="Text_20_body">Make the following changes</text:p>
        <text:list xml:id="list38477815" text:style-name="L1">
          <text:list-item>
            <text:p text:style-name="P3">Use large blocks, rather than a single vertex, to help follow the logic. I am drawing polygons of size 10, and only drawing 10% of the line. </text:p>
          </text:list-item>
          <text:list-item>
            <text:p text:style-name="P3">Change the color from block to block to make it easier to count blocks. </text:p>
          </text:list-item>
          <text:list-item>
            <text:p text:style-name="P3">Print out the values of delta x, delta y, and incr1 and incr2. </text:p>
          </text:list-item>
          <text:list-item>
            <text:p text:style-name="P3">Print out the values of x, y, and the error term e for each pixel </text:p>
          </text:list-item>
          <text:list-item>
            <text:p text:style-name="P3">Graph the error term for a few different lines </text:p>
          </text:list-item>
          <text:list-item>
            <text:p text:style-name="P3">Allow the user to select the endpoints of the line segment with mouse clicks. </text:p>
          </text:list-item>
          <text:list-item>
            <text:p text:style-name="P1">Allow the user to modify one endpoint of the line segment with the arrow keys. </text:p>
          </text:list-item>
        </text:list>
        <text:h text:style-name="Heading_20_3" text:outline-level="3">Mandelbrot</text:h>
        <text:p text:style-name="Text_20_body">Look at <text:a xlink:type="simple" xlink:href="http://courses.dce.harvard.edu/%7Ecscie234/examples/mandelbrot.c" office:target-frame-name="_blank" xlink:show="new">mandelbrot.c</text:a> and run it. I have included sample output below.</text:p>
        <text:p text:style-name="Text_20_body">You can change the appearance by modifying the command line parameters. The second image above was made with the call</text:p>
        <text:p text:style-name="P6"><text:s text:c="3"/>% mandelbrot 0 0 3 100</text:p>
        <text:p text:style-name="Text_20_body">Here is the relevant section of soure code from the program.</text:p>
        <text:p text:style-name="Preformatted_20_Text"><text:s text:c="4"/>if(argc&gt;1) cx = atof(argv[1]); <text:s text:c="8"/>/* center x */</text:p>
        <text:p text:style-name="Preformatted_20_Text"><text:s text:c="4"/>if(argc&gt;2) cy = atof(argv[2]); <text:s text:c="8"/>/* center y */</text:p>
        <text:p text:style-name="Preformatted_20_Text"><text:s text:c="4"/>if(argc&gt;3) height=width=atof(argv[3]); /* rectangle height and width */</text:p>
        <text:p text:style-name="P6"><text:s text:c="4"/>if(argc&gt;4) max=atoi(argv[4]); <text:s text:c="9"/>/* maximum iterations */</text:p>
        <text:p text:style-name="Text_20_body">The program uses the following display function to paint the screen.</text:p>
        <text:p text:style-name="Preformatted_20_Text"><text:s text:c="3"/>void display()</text:p>
        <text:p text:style-name="Preformatted_20_Text"><text:s text:c="4"/>{</text:p>
        <text:p text:style-name="Preformatted_20_Text"><text:s text:c="8"/>glClear(GL_COLOR_BUFFER_BIT);</text:p>
        <text:p text:style-name="Preformatted_20_Text"><text:s text:c="8"/>glDrawPixels(n,m,GL_COLOR_INDEX, GL_UNSIGNED_BYTE, image);</text:p>
        <text:p text:style-name="P6"><text:s text:c="4"/>}</text:p>
        <text:p text:style-name="Text_20_body">What do the parameters to glDrawPixels do?</text:p>
        <text:p text:style-name="Text_20_body">Modify the buffer to add the perimeter of a red rectangle to the picture.</text:p>
      </text:section>
      <text:section text:style-name="Sect1" text:name="a_icb_pagecontent597810">
        <text:h text:style-name="Heading_20_3" text:outline-level="3">Pixel images</text:h>
        <text:list xml:id="list38455245" text:style-name="L2">
          <text:list-item>
            <text:p text:style-name="P4"><text:a xlink:type="simple" xlink:href="http://my.extension.harvard.edu:80/icb/icb.do?keyword=k62539&amp;pageid=icb.page296231&amp;pageContentId=icb.pagecontent597810&amp;state=maximize">Maximize</text:a> </text:p>
          </text:list-item>
          <text:list-item>
            <text:p text:style-name="P2"><text:a xlink:type="simple" xlink:href="javascript:openpopup('http://my.extension.harvard.edu:80/icb/icb.do?keyword=k62539&amp;amp;state=popup&amp;amp;topicid=icb.topic659667&amp;amp;view=view.do&amp;amp;viewParam_popupFromPageContentId=icb.pagecontent597810','800','600')">Print</text:a> </text:p>
          </text:list-item>
        </text:list>
        <text:p text:style-name="P5"><text:soft-page-break/><draw:frame draw:style-name="fr1" draw:name="graphics1" text:anchor-type="as-char" svg:width="8.8646in" svg:height="9.75in" draw:z-index="0"><draw:image xlink:href="http://isites.harvard.edu/fs/docs/icb.imagetool88320.files/lab8output.jpg" xlink:type="simple" xlink:show="embed" xlink:actuate="onLoad"/><svg:title> </svg:title></draw:fram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0M46S</meta:editing-duration>
    <meta:editing-cycles>3</meta:editing-cycles>
    <meta:generator>OpenOffice.org/3.1$Win32 OpenOffice.org_project/310m19$Build-9420</meta:generator>
    <dc:date>2010-01-12T18:35:05.69</dc:date>
    <meta:document-statistic meta:table-count="0" meta:image-count="1" meta:object-count="0" meta:page-count="2" meta:paragraph-count="34" meta:word-count="341" meta:character-count="2026"/>
    <meta:user-defined meta:name="Info 1"/>
    <meta:user-defined meta:name="Info 2"/>
    <meta:user-defined meta:name="Info 3"/>
    <meta:user-defined meta:name="Info 4"/>
  </office:meta>
</office:document-meta>
</file>